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10-2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1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5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648" calcext:value-type="float">
            <text:p>62.3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5544" calcext:value-type="float">
            <text:p>62.6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10-2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07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04-0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4-02-0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10-0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7-1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4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648" calcext:value-type="float">
            <text:p>62.3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3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0032" calcext:value-type="float">
            <text:p>62.7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0032" calcext:value-type="float">
            <text:p>62.7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6128" calcext:value-type="float">
            <text:p>62.7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2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632" calcext:value-type="float">
            <text:p>63.3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3832" calcext:value-type="float">
            <text:p>62.6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9864" calcext:value-type="float">
            <text:p>62.9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9864" calcext:value-type="float">
            <text:p>62.9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19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1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3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2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0424" calcext:value-type="float">
            <text:p>63.5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19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3848" calcext:value-type="float">
            <text:p>63.5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3848" calcext:value-type="float">
            <text:p>63.5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7328" calcext:value-type="float">
            <text:p>64.7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8488" calcext:value-type="float">
            <text:p>62.5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0472" calcext:value-type="float">
            <text:p>62.4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23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1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10-2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20-01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9-10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9-07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9-05-0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9-01-30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9-01-10 0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8-04-2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8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7-06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7-04-0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7-02-0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6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6-10-2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6-07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6-04-1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6-02-1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5-10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5-07-08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5-04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5-02-0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4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4-07-1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4-02-1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3-10-09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3-02-1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2-02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1-05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2011-02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91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88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86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85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61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908</text:p>
          </table:table-cell>
          <table:table-cell office:value-type="string" calcext:value-type="string">
            <text:p>05N/35E-01BCD</text:p>
          </table:table-cell>
          <table:table-cell office:value-type="string" calcext:value-type="string">
            <text:p>1945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14" meta:object-count="0"/>
    <meta:user-defined meta:name="AppVersion">3.0</meta:user-defined>
  </office:meta>
</office:document-meta>
</file>